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29298" officeooo:paragraph-rsid="0012929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b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1<text:span text:style-name="T3">6</text:span> / 573 = 0.02792321116928446771378708551483</text:p>
      <text:p text:style-name="Preformatted_20_Text">Title, <text:span text:style-name="T1">flying goat pose</text:span>. With that rear leg lifted, index fingers growing out of your skull,</text:p>
      <text:p text:style-name="Preformatted_20_Text"><text:span text:style-name="T1">straightened</text:span> that standing leg into you come into flying goat pose, Mark said. He timed</text:p>
      <text:p text:style-name="Preformatted_20_Text">this for the exact moment Terry walked into the room. We all worked for G<text:span text:style-name="T1">E i</text:span>n our cynical</text:p>
      <text:p text:style-name="Preformatted_20_Text">moments we labeled it <text:span text:style-name="T1">generous electric</text:span>. The company allowed a yoga class at lunchtime.</text:p>
      <text:p text:style-name="Preformatted_20_Text">They had to fit within the allowed lunch hour, which was 45 minutes. The fitness center</text:p>
      <text:p text:style-name="Preformatted_20_Text">was a 10 minute walk each way in the Boston plant. Changing clothes takes five minutes each</text:p>
      <text:p text:style-name="Preformatted_20_Text">way. We had 15 minutes for a yoga class. We took exception to this corporate generosity.</text:p>
      <text:p text:style-name="Preformatted_20_Text">You see there was a history. The fitness center in Boston where we practiced itself came into</text:p>
      <text:p text:style-name="Preformatted_20_Text">being in 1983. This was a time when professional employees nationwide were impatient for modernization.</text:p>
      <text:p text:style-name="Preformatted_20_Text">The generous headquarters in Cincinnati installed a fitness center complete with a swimming pool.</text:p>
      <text:p text:style-name="Preformatted_20_Text">They made a big deal announcing <text:span text:style-name="T2">it in</text:span> a nod to the one third of the company that worked in Boston<text:span text:style-name="T2">.</text:span></text:p>
      <text:p text:style-name="Preformatted_20_Text"><text:span text:style-name="T2">They</text:span> promised to install a salad bar in our cafeteria. Since Cincinnati employees paid use</text:p>
      <text:p text:style-name="Preformatted_20_Text">fees for the fitness center, we guessed the company <text:span text:style-name="T1">believed</text:span> <text:span text:style-name="T1">always</text:span> fair. <text:span text:style-name="T1">They're</text:span> <text:span text:style-name="T1">in</text:span> <text:span text:style-name="T1">suitor</text:span> ruckus.</text:p>
      <text:p text:style-name="Preformatted_20_Text">When the dust settled, we got a fitness center, but we would not get a pool and the 45 minute lunch hour</text:p>
      <text:p text:style-name="Preformatted_20_Text">would not change. Yoga had yet to become popular with the corporate crowd. There was an</text:p>
      <text:p text:style-name="Preformatted_20_Text">unused conference room in the new center that would become our yoga room in a few years.</text:p>
      <text:p text:style-name="Preformatted_20_Text">Meanwhile, we took an hour and 15 minutes for lunch after that. This was after several visitors</text:p>
      <text:p text:style-name="Preformatted_20_Text">from Boston to headquarters reported that to Cincinnati folks were doing just that. We knew we could</text:p>
      <text:p text:style-name="Preformatted_20_Text">get away with it. For quite a while after that change in <text:span text:style-name="T1">Outlook</text:span>, we peddled, ran, and lifted our</text:p>
      <text:p text:style-name="Preformatted_20_Text">way through our one hour and 15 minute lunch hour. Then sometime in the late 1990s, we began yoga</text:p>
      <text:p text:style-name="Preformatted_20_Text">classes. We never forgot the salad bar and we used an hour and 15 minutes to make a 45 minute</text:p>
      <text:p text:style-name="Preformatted_20_Text">class. As long as we didn't raise the issue, the company left us alone. We felt like we were</text:p>
      <text:p text:style-name="Preformatted_20_Text">practicing yoga as a community. Some of our yoga folks worked right up to the official lunch hour</text:p>
      <text:p text:style-name="Preformatted_20_Text">and caused everybody to wait. Why wouldn't we start without them? The yoga room was a converted</text:p>
      <text:p text:style-name="Preformatted_20_Text">conference room. We could barely fit everybody packed, <text:span text:style-name="T2">mat</text:span>, <text:span text:style-name="T2">to</text:span> mat. So what? The steel doors swung</text:p>
      <text:p text:style-name="Preformatted_20_Text">inward and a <text:span text:style-name="T2">late comer</text:span> may get a tap on the head. Terry was a consistent offender. We grumbled</text:p>
      <text:p text:style-name="Preformatted_20_Text">within our yoga family. One of our family was not practicing community yoga. Mark had begun</text:p>
      <text:p text:style-name="Preformatted_20_Text">teaching this class a few years previously. He began to think. Nothing like a good old shaming,</text:p>
      <text:p text:style-name="Preformatted_20_Text">Mark figured, and came up with flying goat pose. This is best done at the very beginning of class</text:p>
      <text:p text:style-name="Preformatted_20_Text"><text:soft-page-break/>for the most shame effect. Leave the doors open. Listen for the consistent offender to approach.</text:p>
      <text:p text:style-name="Preformatted_20_Text">Make horns grow from each temple using your hands with pointers extended. Then with your knees bent</text:p>
      <text:p text:style-name="Preformatted_20_Text">deeply to protect your low back, lower your torso into a forward fold.</text:p>
      <text:p text:style-name="Preformatted_20_Text">Torso rests on thighs. Now extend one leg backwards towards a runner's lunge, and at the same time</text:p>
      <text:p text:style-name="Preformatted_20_Text">lift up towards a warrior three pose. 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9T05:15:57.806000000</dc:date>
    <meta:editing-duration>PT1H9M12S</meta:editing-duration>
    <meta:editing-cycles>2</meta:editing-cycles>
    <meta:document-statistic meta:table-count="0" meta:image-count="0" meta:object-count="0" meta:page-count="2" meta:paragraph-count="35" meta:word-count="587" meta:character-count="3230" meta:non-whitespace-character-count="2678"/>
  </office:meta>
</office:document-meta>
</file>